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29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4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5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6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37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38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39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1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2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3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4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6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4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4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4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50" style:family="paragraph" style:parent-style-name="Standard" style:master-page-name="Standard">
      <style:paragraph-properties style:line-height-at-least="0in" style:page-number="auto"/>
      <style:text-properties style:use-window-font-color="true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officeooo:rsid="00c2b374" style:font-name-asian="Times New Roman" style:font-name-complex="Times New Roman"/>
    </style:style>
    <style:style style:name="T13" style:family="text">
      <style:text-properties style:font-name="Times New Roman" fo:font-weight="bold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5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7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8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19" style:family="text">
      <style:text-properties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officeooo:rsid="00abddfa" style:font-name-asian="Times New Roman" style:font-name-complex="Times New Roman"/>
    </style:style>
    <style:style style:name="T23" style:family="text">
      <style:text-properties fo:font-weight="bold" style:font-name-asian="Times New Roman" style:font-weight-asian="bold" style:font-name-complex="Times New Roman"/>
    </style:style>
    <style:style style:name="T24" style:family="text">
      <style:text-properties fo:font-weight="bold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29" style:family="text">
      <style:text-properties fo:font-weight="bold" officeooo:rsid="0034c8df" style:font-name-asian="Times New Roman" style:font-weight-asian="bold" style:font-name-complex="Times New Roman"/>
    </style:style>
    <style:style style:name="T30" style:family="text">
      <style:text-properties fo:font-weight="bold" officeooo:rsid="004cedfd" style:font-name-asian="Times New Roman" style:font-weight-asian="bold" style:font-name-complex="Times New Roman"/>
    </style:style>
    <style:style style:name="T31" style:family="text">
      <style:text-properties fo:font-weight="bold" officeooo:rsid="00519d75" style:font-name-asian="Times New Roman" style:font-weight-asian="bold" style:font-name-complex="Times New Roman"/>
    </style:style>
    <style:style style:name="T32" style:family="text">
      <style:text-properties fo:font-weight="bold" officeooo:rsid="0054b7fb" style:font-name-asian="Times New Roman" style:font-weight-asian="bold" style:font-name-complex="Times New Roman"/>
    </style:style>
    <style:style style:name="T33" style:family="text">
      <style:text-properties fo:font-weight="bold" officeooo:rsid="009640bb" style:font-name-asian="Times New Roman" style:font-weight-asian="bold" style:font-name-complex="Times New Roman"/>
    </style:style>
    <style:style style:name="T34" style:family="text">
      <style:text-properties fo:font-weight="bold" officeooo:rsid="00b39f93" style:font-name-asian="Times New Roman" style:font-weight-asian="bold" style:font-name-complex="Times New Roman"/>
    </style:style>
    <style:style style:name="T35" style:family="text">
      <style:text-properties fo:font-weight="bold" officeooo:rsid="00b68578" style:font-name-asian="Times New Roman" style:font-weight-asian="bold" style:font-name-complex="Times New Roman"/>
    </style:style>
    <style:style style:name="T36" style:family="text">
      <style:text-properties fo:font-weight="bold" officeooo:rsid="00b7ce41" style:font-name-asian="Times New Roman" style:font-weight-asian="bold" style:font-name-complex="Times New Roman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9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40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41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42" style:family="text">
      <style:text-properties style:font-name="Times New Roman1" style:font-name-asian="Times New Roman" style:font-name-complex="Times New Roman"/>
    </style:style>
    <style:style style:name="T43" style:family="text">
      <style:text-properties style:font-name="Times New Roman1" officeooo:rsid="00bbedd0" style:font-name-asian="Times New Roman" style:font-name-complex="Times New Roman"/>
    </style:style>
    <style:style style:name="T44" style:family="text">
      <style:text-properties style:font-name="Times New Roman1" officeooo:rsid="0048788c" style:font-name-asian="Times New Roman" style:font-name-complex="Times New Roman"/>
    </style:style>
    <style:style style:name="T45" style:family="text">
      <style:text-properties style:font-name="Times New Roman1" fo:font-weight="bold" style:font-name-asian="Times New Roman" style:font-weight-asian="bold" style:font-name-complex="Times New Roman"/>
    </style:style>
    <style:style style:name="T46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7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48" style:family="text">
      <style:text-properties style:font-name="Times New Roman1" fo:font-size="11pt" fo:font-weight="bold" officeooo:rsid="0054b7fb" style:font-name-asian="Times New Roman" style:font-size-asian="11pt" style:font-weight-asian="bold" style:font-name-complex="Times New Roman" style:font-size-complex="11pt"/>
    </style:style>
    <style:style style:name="T49" style:family="text">
      <style:text-properties style:font-name="Times New Roman1" fo:font-size="11pt" fo:font-weight="bold" officeooo:rsid="0034c8df" style:font-name-asian="Times New Roman" style:font-size-asian="11pt" style:font-weight-asian="bold" style:font-name-complex="Times New Roman" style:font-size-complex="11pt"/>
    </style:style>
    <style:style style:name="T50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a86e26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1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2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3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64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5" style:family="text">
      <style:text-properties fo:font-weight="normal" style:font-name-asian="Times New Roman" style:font-weight-asian="normal" style:font-name-complex="Times New Roman" style:font-weight-complex="normal"/>
    </style:style>
    <style:style style:name="T66" style:family="text">
      <style:text-properties officeooo:rsid="004afc09"/>
    </style:style>
    <style:style style:name="T67" style:family="text">
      <style:text-properties officeooo:rsid="004ebc8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0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1" style:family="text">
      <style:text-properties officeooo:rsid="007625ad"/>
    </style:style>
    <style:style style:name="T72" style:family="text">
      <style:text-properties officeooo:rsid="007827c6"/>
    </style:style>
    <style:style style:name="T73" style:family="text">
      <style:text-properties officeooo:rsid="00944618"/>
    </style:style>
    <style:style style:name="T74" style:family="text">
      <style:text-properties officeooo:rsid="009640bb"/>
    </style:style>
    <style:style style:name="T75" style:family="text">
      <style:text-properties officeooo:rsid="009cd2a1"/>
    </style:style>
    <style:style style:name="T76" style:family="text">
      <style:text-properties officeooo:rsid="009ed8f9"/>
    </style:style>
    <style:style style:name="T77" style:family="text">
      <style:text-properties style:font-name="Arial" fo:font-size="9pt" style:font-name-asian="Arial" style:font-size-asian="9pt" style:font-name-complex="Arial"/>
    </style:style>
    <style:style style:name="T78" style:family="text">
      <style:text-properties style:font-name="Arial" fo:font-size="9pt" officeooo:rsid="00b93bbd" style:font-name-asian="Arial" style:font-size-asian="9pt" style:font-name-complex="Arial"/>
    </style:style>
    <style:style style:name="T79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0" style:family="text">
      <style:text-properties style:use-window-font-color="true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1" style:family="text">
      <style:text-properties style:use-window-font-color="true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2" style:family="text">
      <style:text-properties style:use-window-font-color="true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83" style:family="text">
      <style:text-properties style:use-window-font-color="true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84" style:family="text">
      <style:text-properties style:use-window-font-color="true" style:font-name="Times New Roman1" fo:font-size="11pt" officeooo:rsid="00c5bd41" style:font-name-asian="Times New Roman" style:font-size-asian="11pt" style:font-name-complex="Times New Roman" style:font-size-complex="11pt"/>
    </style:style>
    <style:style style:name="T85" style:family="text">
      <style:text-properties style:use-window-font-color="true" style:font-name="Times New Roman1" fo:font-size="11pt" officeooo:rsid="00c74265" style:font-name-asian="Times New Roman" style:font-size-asian="11pt" style:font-name-complex="Times New Roman" style:font-size-complex="11pt"/>
    </style:style>
    <style:style style:name="T86" style:family="text">
      <style:text-properties style:use-window-font-color="true" style:font-name="Times New Roman1" fo:font-size="11pt" officeooo:rsid="00d09928" style:font-name-asian="Times New Roman" style:font-size-asian="11pt" style:font-name-complex="Times New Roman" style:font-size-complex="11pt"/>
    </style:style>
    <style:style style:name="T87" style:family="text">
      <style:text-properties style:use-window-font-color="true" style:font-name="Times New Roman1" fo:font-size="11pt" officeooo:rsid="00dd7af6" style:font-name-asian="Times New Roman" style:font-size-asian="11pt" style:font-name-complex="Times New Roman" style:font-size-complex="11pt"/>
    </style:style>
    <style:style style:name="T88" style:family="text">
      <style:text-properties style:use-window-font-color="true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89" style:family="text">
      <style:text-properties style:use-window-font-color="true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90" style:family="text">
      <style:text-properties officeooo:rsid="00c2eea6"/>
    </style:style>
    <style:style style:name="T91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0">David Solodukhin</text:p>
        <text:p text:style-name="P1"/>
        <text:p text:style-name="P2">EDUCATION</text:p>
        <text:p text:style-name="P19"/>
        <text:p text:style-name="P7"><text:span text:style-name="T77"><text:s/><text:tab/> <text:s text:c="5"/></text:span><text:span text:style-name="T79">U.S. Citizen</text:span><text:span text:style-name="T77"> | 914-564-8872 | </text:span><text:span text:style-name="T78">david.solodukhin@gmail.com</text:span></text:p>
      </text:section>
      <text:section text:style-name="Sect2" text:name="Section2">
        <text:p text:style-name="P3"/>
        <text:p text:style-name="P47"><text:span text:style-name="T18">Georgia Institute of Technology - Atlanta, GA<text:tab/> <text:s text:c="7"/>Grad. </text:span><text:span text:style-name="T88">M</text:span><text:span text:style-name="T89">ay</text:span><text:span text:style-name="T19"> </text:span><text:span text:style-name="T18">20</text:span><text:span text:style-name="T20">20</text:span></text:p>
        <text:p text:style-name="P31">Candidate for B.S. in Computer Science</text:p>
        <text:p text:style-name="P32">GPA: 3.9<text:span text:style-name="T90">1</text:span>/4.0</text:p>
        <text:p text:style-name="P27"><text:span text:style-name="T13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;</text:span></text:p>
        <text:p text:style-name="P14">EXPERIENCE</text:p>
        <text:p text:style-name="P33"><text:span text:style-name="T80">A</text:span><text:span text:style-name="T81">mazon Lab126</text:span><text:span text:style-name="T46"> – </text:span><text:span text:style-name="T80">S</text:span><text:span text:style-name="T81">unnyvale</text:span><text:span text:style-name="T47">, CA</text:span><text:span text:style-name="T50"><text:tab/> <text:s text:c="12"/></text:span><text:span text:style-name="T80">S</text:span><text:span text:style-name="T81">ept</text:span><text:span text:style-name="T46"> 201</text:span><text:span text:style-name="T48">9</text:span><text:span text:style-name="T46"> – </text:span><text:span text:style-name="T49"><text:s/></text:span><text:span text:style-name="T81">Present</text:span></text:p>
        <text:p text:style-name="P34"><text:span text:style-name="T61">Software Development Engineer Intern </text:span><text:span text:style-name="T60">– </text:span><text:span text:style-name="T62">Consumer </text:span><text:span text:style-name="T82">D</text:span><text:span text:style-name="T83">evices</text:span></text:p>
        <text:p text:style-name="P11"/>
        <text:p text:style-name="P18"/>
        <text:list xml:id="list782477299" text:style-name="L1">
          <text:list-item>
            <text:p text:style-name="P35"><text:span text:style-name="T51">Design</text:span><text:span text:style-name="T58">ed</text:span><text:span text:style-name="T51"> a </text:span><text:span text:style-name="T58">high performance, adaptive and </text:span><text:span text:style-name="T87">portable</text:span><text:span text:style-name="T58"> service to stream and transcode sensor data from a</text:span><text:span text:style-name="T87"> prototype</text:span><text:span text:style-name="T51"> consumer electronic device. </text:span><text:span text:style-name="T58">Th</text:span><text:span text:style-name="T59">is</text:span><text:span text:style-name="T58"> service allowed developers to more quickly diagnose low-level sensor issues </text:span><text:span text:style-name="T59">and decreased reliance on local device storage of debugging information.</text:span></text:p>
          </text:list-item>
        </text:list>
        <text:p text:style-name="P21"><text:span text:style-name="T33">VMware</text:span><text:span text:style-name="T23"> – </text:span><text:span text:style-name="T33">Palo Alto, CA</text:span><text:span text:style-name="T21"><text:tab/> <text:s text:c="9"/></text:span><text:span text:style-name="T33">May</text:span><text:span text:style-name="T23"> 201</text:span><text:span text:style-name="T32">9</text:span><text:span text:style-name="T23"> – </text:span><text:span text:style-name="T29"><text:s/></text:span><text:span text:style-name="T36">Aug 2019</text:span></text:p>
        <text:p text:style-name="P24"><text:span text:style-name="T74">Software Engineer Intern </text:span>– <text:span text:style-name="T74">VM Platform</text:span></text:p>
        <text:p text:style-name="P9"/>
        <text:p text:style-name="P16"/>
        <text:list xml:id="list2931033712" text:style-name="L2">
          <text:list-item>
            <text:p text:style-name="P37"><text:span text:style-name="T76">Designed and built a scalable, container-runtime independent solution for managing containers running in a Linux virtual machine. </text:span><text:s/><text:span text:style-name="T76">This solution efficiently gathers container stats/info by communicating directly with the exposed Linux kernel APIs which make containerization feasible. </text:span>(C, <text:span text:style-name="T75">Golang</text:span>)</text:p>
          </text:list-item>
        </text:list>
        <text:p text:style-name="P12"/>
        <text:p text:style-name="P22"><text:span text:style-name="T23">Prudential Financial – </text:span><text:span text:style-name="T24">Newark, NJ</text:span><text:span text:style-name="T21"> <text:s text:c="91"/></text:span><text:span text:style-name="T23">May 2018 – Aug 2018</text:span></text:p>
        <text:p text:style-name="P26">Software Engineer Intern, Enterprise Services &amp; Systems</text:p>
        <text:p text:style-name="P13"/>
        <text:list xml:id="list3867117584" text:style-name="L3">
          <text:list-item>
            <text:p text:style-name="P36"><text:span text:style-name="T55">Added several features to</text:span><text:span text:style-name="T50"> </text:span><text:span text:style-name="T55">an internal</text:span><text:span text:style-name="T50"> </text:span><text:span text:style-name="T55">m</text:span><text:span text:style-name="T50">etadata </text:span><text:span text:style-name="T55">m</text:span><text:span text:style-name="T50">anagement </text:span><text:span text:style-name="T55">s</text:span><text:span text:style-name="T50">ystem, enabling lower query latency </text:span><text:span text:style-name="T56">and </text:span><text:span text:style-name="T50">a wider array of query protocols. </text:span><text:span text:style-name="T86">Expanded on frontend</text:span><text:span text:style-name="T50"> (</text:span><text:span text:style-name="T57">Java Server Pages)</text:span><text:span text:style-name="T50"> and rewrote Struts2 MVC functionality in Spring MVC(Web).</text:span></text:p>
          </text:list-item>
          <text:list-item>
            <text:p text:style-name="P39">Reduced daily build time of MMS system by several hours with multi-module Maven build scripts that automate building of Oracle ADF applications.</text:p>
          </text:list-item>
        </text:list>
        <text:p text:style-name="P49"><text:span text:style-name="T30">Georgia Tech Database Research Group</text:span><text:span text:style-name="T23"> </text:span><text:span text:style-name="T69">– </text:span><text:span text:style-name="T91">Atlanta, GA</text:span><text:span text:style-name="T21"><text:tab/> <text:s text:c="10"/></text:span><text:span text:style-name="T31">Feb</text:span><text:span text:style-name="T23"> 201</text:span><text:span text:style-name="T32">9</text:span><text:span text:style-name="T23"> – </text:span><text:span text:style-name="T29"><text:s/></text:span><text:span text:style-name="T34">May 2019</text:span></text:p>
        <text:p text:style-name="P25">Undergraduate Research<text:span text:style-name="T67">er </text:span>– Dr. <text:span text:style-name="T67">Joy Arulraj – </text:span><text:span text:style-name="T64">Accelerating Data Analytics using Logical Zone Maps</text:span></text:p>
        <text:p text:style-name="P10"/>
        <text:p text:style-name="P17"/>
        <text:list xml:id="list2602887759" text:style-name="L4">
          <text:list-item>
            <text:p text:style-name="P38">Aided in designing new logical indexing structure<text:span text:style-name="T73">s</text:span> used for caching <text:span text:style-name="T72">statistical </text:span>aggregates for subsets of data. <text:span text:style-name="T73">Implemented mock dbms components</text:span> <text:span text:style-name="T71">such as a mixture model engine which would evaluate new indexing techniques as well as support approximate query processing. <text:s/>(C++)</text:span></text:p>
          </text:list-item>
        </text:list>
        <text:p text:style-name="P48"><text:span text:style-name="T25">College of Computing </text:span><text:span text:style-name="T70">–</text:span><text:span text:style-name="T25"> </text:span><text:span text:style-name="T28">Atlanta, GA</text:span><text:span text:style-name="T21"><text:tab/> <text:s text:c="11"/></text:span><text:span text:style-name="T26">Jan 201</text:span><text:span text:style-name="T27">9</text:span><text:span text:style-name="T23"> – </text:span><text:span text:style-name="T35">May 2019</text:span></text:p>
        <text:p text:style-name="P29"><text:span text:style-name="T39">Undergraduate </text:span><text:span text:style-name="T40">Teaching</text:span><text:span text:style-name="T39"> Assistant – </text:span><text:span text:style-name="T41">Design and Analysis of Operating Systems</text:span></text:p>
        <text:list xml:id="list4081352761" text:style-name="L5">
          <text:list-item>
            <text:p text:style-name="P43"><text:span text:style-name="T84">T</text:span><text:span text:style-name="T85">aught</text:span><text:span text:style-name="T52"> students operating systems </text:span><text:span text:style-name="T54">concepts an</text:span><text:span text:style-name="T53">d</text:span><text:span text:style-name="T54"> </text:span><text:span text:style-name="T52">kernel programming. </text:span><text:span text:style-name="T53">Graded and maintained assignments.</text:span></text:p>
          </text:list-item>
        </text:list>
        <text:p text:style-name="P20"><text:span text:style-name="T23">Institute for Information Security and Privacy - </text:span><text:span text:style-name="T21">Georgia Tec</text:span><text:span text:style-name="T22">h <text:s text:c="48"/></text:span><text:span text:style-name="T23">Oct 2017 – </text:span><text:span text:style-name="T29">Oc</text:span><text:span text:style-name="T35">t</text:span><text:span text:style-name="T29"> 2018</text:span></text:p>
        <text:p text:style-name="P23">Undergraduate Research<text:span text:style-name="T67">er</text:span> – Dr. Taesoo Kim – <text:span text:style-name="T66">Fuzzification: Anti-Fuzzing Techniques</text:span></text:p>
        <text:p text:style-name="P15"/>
        <text:list xml:id="list2811162243" text:style-name="L6">
          <text:list-item>
            <text:p text:style-name="P40">Designed and evaluated anti-fuzzing techniques to slow down modern fuzzers and protect software from malicious fuzzing.</text:p>
          </text:list-item>
          <text:list-item>
            <text:p text:style-name="P41"><text:span text:style-name="T21">Wrote LLVM passes in </text:span><text:span text:style-name="T65">C++</text:span><text:span text:style-name="T21"> to implement anti-fuzzing techniques in existing Linux executables.</text:span></text:p>
            <text:p text:style-name="P44"/>
          </text:list-item>
          <text:list-item>
            <text:p text:style-name="P45"><text:span text:style-name="T42">Automated </text:span><text:span text:style-name="T44">source-code </text:span><text:span text:style-name="T42">instrumentation, unit testing of anti-fuzzing methods as well as analysis and plotting of fuzzing statistics with </text:span><text:span text:style-name="T63">Python</text:span><text:span text:style-name="T42">.</text:span></text:p>
          </text:list-item>
        </text:list>
        <text:p text:style-name="P8"><text:span text:style-name="T16">PROJECTS, </text:span><text:span text:style-name="T17">PUBLICATIONS</text:span><text:span text:style-name="T16"> – </text:span><text:a xlink:type="simple" xlink:href="https://github.com/david-solodukhin" text:style-name="Internet_20_link" text:visited-style-name="Visited_20_Internet_20_Link"><text:span text:style-name="T38">GITHUB</text:span></text:a></text:p>
        <text:list xml:id="list150540962" text:style-name="L7">
          <text:list-item>
            <text:p text:style-name="P42">Jinho Jung, Hong Hu, <text:span text:style-name="T37">David Solodukhin</text:span>, Daniel Pagan, Kyu Hyung Lee, and Taesoo Kim. <text:span text:style-name="T37">Fuzzification: Anti-Fuzzing Techniques</text:span>. <text:span text:style-name="T68">In Proceedings of the 28th USENIX Security Symposium (Security 2019)</text:span>, Santa Clara, CA, August 2019.</text:p>
          </text:list-item>
          <text:list-item>
            <text:p text:style-name="P46"><text:span text:style-name="T45">Linux Kernel Modules </text:span><text:span text:style-name="T42">(kernel v4.15.18): Developed a module which starts a kernel </text:span><text:span text:style-name="T43">daemon </text:span><text:span text:style-name="T42">for</text:span><text:span text:style-name="T45"> </text:span><text:span text:style-name="T42">transmitting O.S. </text:span><text:span text:style-name="T43">stats</text:span><text:span text:style-name="T42">. Implemented a kernel module for network traffic artificial throttling </text:span><text:span text:style-name="T43">and </text:span><text:span text:style-name="T42">proxy. (</text:span><text:span text:style-name="T43">C)</text:span></text:p>
          </text:list-item>
          <text:list-item>
            <text:p text:style-name="P46"><text:span text:style-name="T45">Wolfram Alpha Bug: </text:span><text:span text:style-name="T42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28"><text:span text:style-name="T13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0"><text:span text:style-name="T15">Systems, </text:span><text:span text:style-name="T13">Technologie</text:span><text:span text:style-name="T14">s/</text:span><text:span text:style-name="T13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7"><text:span text:style-name="T13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14T00:25:55.786848488</dc:date>
    <meta:editing-duration>PT5H20M48S</meta:editing-duration>
    <meta:editing-cycles>196</meta:editing-cycles>
    <meta:generator>LibreOffice/6.3.2.2$Linux_X86_64 LibreOffice_project/30$Build-2</meta:generator>
    <meta:document-statistic meta:table-count="0" meta:image-count="0" meta:object-count="0" meta:page-count="1" meta:paragraph-count="38" meta:word-count="534" meta:character-count="4022" meta:non-whitespace-character-count="3313"/>
  </office:meta>
</office:document-meta>
</file>